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RegionInfo.getStatu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cheRegionInfo.get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RegionInfo.getByt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RegionInfo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acheRegionInfo.get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